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ed8f" officeooo:paragraph-rsid="0013ed8f"/>
    </style:style>
    <style:style style:name="P2" style:family="paragraph" style:parent-style-name="Standard">
      <style:paragraph-properties fo:text-align="start" style:justify-single-word="false"/>
      <style:text-properties officeooo:rsid="0013ed8f" officeooo:paragraph-rsid="0013ed8f"/>
    </style:style>
    <style:style style:name="P3" style:family="paragraph" style:parent-style-name="Standard">
      <style:paragraph-properties fo:text-align="start" style:justify-single-word="false"/>
      <style:text-properties officeooo:rsid="0014ccc0" officeooo:paragraph-rsid="0014ccc0"/>
    </style:style>
    <style:style style:name="P4" style:family="paragraph" style:parent-style-name="Standard">
      <style:paragraph-properties fo:text-align="start" style:justify-single-word="false"/>
      <style:text-properties officeooo:rsid="00169617" officeooo:paragraph-rsid="00169617"/>
    </style:style>
    <style:style style:name="P5" style:family="paragraph" style:parent-style-name="Standard">
      <style:paragraph-properties fo:text-align="start" style:justify-single-word="false"/>
      <style:text-properties officeooo:rsid="0016ccd9" officeooo:paragraph-rsid="0016ccd9"/>
    </style:style>
    <style:style style:name="P6" style:family="paragraph" style:parent-style-name="Standard">
      <style:paragraph-properties fo:text-align="start" style:justify-single-word="false"/>
      <style:text-properties officeooo:rsid="00170609" officeooo:paragraph-rsid="00170609"/>
    </style:style>
    <style:style style:name="P7" style:family="paragraph" style:parent-style-name="Standard">
      <style:paragraph-properties fo:text-align="start" style:justify-single-word="false"/>
      <style:text-properties officeooo:rsid="0017729d" officeooo:paragraph-rsid="0017729d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4ccc0" officeooo:paragraph-rsid="0014ccc0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6ccd9" officeooo:paragraph-rsid="0016ccd9"/>
    </style:style>
    <style:style style:name="P10" style:family="paragraph" style:parent-style-name="Standard">
      <style:paragraph-properties fo:text-align="end" style:justify-single-word="false" fo:break-before="page"/>
      <style:text-properties officeooo:rsid="0016ccd9" officeooo:paragraph-rsid="0016ccd9"/>
    </style:style>
    <style:style style:name="P11" style:family="paragraph" style:parent-style-name="Standard">
      <style:paragraph-properties fo:text-align="end" style:justify-single-word="false" fo:break-before="page"/>
      <style:text-properties officeooo:rsid="00170609" officeooo:paragraph-rsid="00170609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7729d" officeooo:paragraph-rsid="0017729d"/>
    </style:style>
    <style:style style:name="P13" style:family="paragraph" style:parent-style-name="Header">
      <style:text-properties fo:font-variant="small-caps" officeooo:rsid="000f0ce1" officeooo:paragraph-rsid="0013ed8f" style:font-size-asian="10.5pt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3ed8f"/>
    </style:style>
    <style:style style:name="T4" style:family="text">
      <style:text-properties officeooo:rsid="000db761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69617"/>
    </style:style>
    <style:style style:name="T8" style:family="text">
      <style:text-properties style:text-position="0% 100%" officeooo:rsid="0016ccd9"/>
    </style:style>
    <style:style style:name="T9" style:family="text">
      <style:text-properties style:text-position="0% 100%" officeooo:rsid="001772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0</text:p>
      <text:p text:style-name="P2">1<text:span text:style-name="T5">er</text:span><text:span text:style-name="T6">. J'ai donné congé à Anne-Marie Demange,<text:line-break/>qui etoit ma concierge à Heillecourt, depuis<text:line-break/>le 14 mai 1765.</text:span></text:p>
      <text:p text:style-name="P2"><text:span text:style-name="T6"/></text:p>
      <text:p text:style-name="P2"><text:span text:style-name="T6">5<text:line-break/><text:line-break/>M. le marquis Du Chastelet, notre ambassadeur<text:line-break/>à Vienne, passe allant à Versailles.</text:span></text:p>
      <text:p text:style-name="P2"><text:span text:style-name="T6">Paroît l'Edit de juin, enreg le 30 au Parlem</text:span><text:span text:style-name="T5">t</text:span><text:span text:style-name="T6">. De<text:line-break/>Paris, qui fixe l'interet à 4 %</text:span></text:p>
      <text:p text:style-name="P2"><text:span text:style-name="T6"/></text:p>
      <text:p text:style-name="P3"><text:span text:style-name="T6">6<text:line-break/><text:line-break/>J'instale dans ma maison d'Heillecourt, pour<text:line-break/>jardinier et concierge, le n</text:span><text:span text:style-name="T5">é</text:span><text:span text:style-name="T6">. Lallemant, sa<text:line-break/>femme et sa fille.</text:span></text:p>
      <text:p text:style-name="P3"><text:span text:style-name="T6"/></text:p>
      <text:p text:style-name="P3"><text:span text:style-name="T6">7<text:line-break/><text:line-break/>On m'ecrit du 6 de Lunèville «  M. Mengin<text:line-break/>P</text:span><text:span text:style-name="T5">r</text:span><text:span text:style-name="T6">. Du Roy est mort la nuit derniere d'apoplexie.</text:span></text:p>
      <text:p text:style-name="P3"><text:span text:style-name="T6"/></text:p>
      <text:p text:style-name="P3"><text:span text:style-name="T6">9<text:line-break/><text:line-break/>Le S. Pierrot adjoint Commissaire de Police au<text:line-break/>fauxbourg S</text:span><text:span text:style-name="T5">t</text:span><text:span text:style-name="T6">. Pierre. Maurice Henry suisse<text:line-break/>de la Paroisse S</text:span><text:span text:style-name="T5">t</text:span><text:span text:style-name="T6">. Nicolas.</text:span></text:p>
      <text:p text:style-name="P3"><text:span text:style-name="T6">Assemblée particuliere de l'academie où<text:line-break/>etoient M</text:span><text:span text:style-name="T5">rs</text:span><text:span text:style-name="T6">. Thibault, de Tervnus, André,<text:line-break/>Harmant, Cupers, Gautier, P. Husson,<text:line-break/>et Durival l'aîné. M. l'abbé de Tervenus<text:line-break/>a lû un morceau sur les Peintres lorrain,<text:line-break/>presque tout tiré de D. Calmet et rempli<text:line-break/>de beaucoup d'erreurs et d'omissions.</text:span></text:p>
      <text:p text:style-name="P3"><text:span text:style-name="T6"/></text:p>
      <text:p text:style-name="P3"><text:span text:style-name="T6">10<text:line-break/><text:line-break/>Je suis allé par Bouxiere, Clevant, Custine,<text:line-break/>Morey, à Duhautoy ci-d. Clemery, lever les<text:line-break/>scellés mis sur l'armoire de l'abbé Royer ; et</text:span></text:p>
      <text:p text:style-name="P8"><text:span text:style-name="T6">J</text:span><text:span text:style-name="T7">'ai repassé à Manoncourt-sur seille avec M.<text:line-break/>de Marcol, Conseiller à la Cour, qui en est<text:line-break/>Seigneur.</text:span></text:p>
      <text:p text:style-name="P3"><text:span text:style-name="T7"/></text:p>
      <text:p text:style-name="P4"><text:span text:style-name="T6">11<text:line-break/><text:line-break/>J'ai envoyé dans une caisse par le carosse<text:line-break/>à M. De Sartine les effets érclamés par l'abbé<text:line-break/>Finatory.</text:span></text:p>
      <text:p text:style-name="P4"><text:span text:style-name="T6">Cet après midi j'ai vû à la Malgrange<text:line-break/>l'abatis des vieux chêne dont quelques uns<text:line-break/>avoient 3, 4, 5 et 6 piés de diamêtre, la<text:line-break/>pluspart creux. On démolissoit l'apartement du<text:line-break/>Roy, et la plupart des materiaux etoient<text:line-break/>enlevés et vendus.</text:span></text:p>
      <text:p text:style-name="P4"><text:span text:style-name="T6"/></text:p>
      <text:p text:style-name="P4"><text:span text:style-name="T6">12<text:line-break/><text:line-break/>J'envoye à M. de Sartine le procès verbal que j'ai<text:line-break/>dressé le 10 à Du hautoy, et j'en rends compte<text:line-break/>à M. l'Intendant.</text:span></text:p>
      <text:p text:style-name="P4"><text:span text:style-name="T6"/></text:p>
      <text:p text:style-name="P4"><text:span text:style-name="T6">13<text:line-break/><text:line-break/>La pluye commencée le 11, qui a continué<text:line-break/>hier et presque tout aujourdhui, a fait déborder<text:line-break/>les rivieres. La prairie etoit toute couverte<text:line-break/>d'eau, et tous les </text:span><text:span text:style-name="T8">foins ne sont aps enlevés</text:span></text:p>
      <text:p text:style-name="P4"><text:span text:style-name="T8"/></text:p>
      <text:p text:style-name="P5"><text:span text:style-name="T6">14<text:line-break/><text:line-break/>Il n'a pas plu aujoudhui. J'ai vû de la chaussée<text:line-break/>S</text:span><text:span text:style-name="T5">te</text:span><text:span text:style-name="T6">. Catherine toute la prairie couverte d'eau<text:line-break/>quoiqu'à 3 h. après midi elle eut déjà baissé<text:line-break/>de près d'un pié. Il y a eu des tas entiers de<text:line-break/>foin entrainés, on a vû flotter des armoires<text:line-break/>et autres meubles sur la Meurthe. Les deux</text:span></text:p>
      <text:p text:style-name="P10"><text:span text:style-name="T6">141</text:span></text:p>
      <text:p text:style-name="P5"><text:span text:style-name="T6">quarreaux planté de la Pepiniere roïale n'ont<text:line-break/>pas été innondés, mais l'eau avoit couvert<text:line-break/>tout l'autre côté de la chaussée.</text:span></text:p>
      <text:p text:style-name="P5"><text:span text:style-name="T6">M. de Vassimont Con</text:span><text:span text:style-name="T5">er</text:span><text:span text:style-name="T6">. En la Cour S</text:span><text:span text:style-name="T5">ne</text:span><text:span text:style-name="T6">. est<text:line-break/>parti aujourdhui avec M. Coster comme<text:line-break/>Député. Mais on assûre que le premier<text:line-break/>Président a écrit pour les dèsavouër de la<text:line-break/>part de sa Compagnie. Il y a une reponse<text:line-break/>de plusieurs gentilshommes au mémoire<text:line-break/>inédcent des Messins, plus semée que le<text:line-break/>memoire de la Cour S</text:span><text:span text:style-name="T5">ne</text:span><text:span text:style-name="T6">. sans finesse, sans<text:line-break/>recherches et sans pédanteries.</text:span></text:p>
      <text:p text:style-name="P5"><text:span text:style-name="T6">La Ch. des C. sur une lettre écrite par son<text:line-break/>député se presse d'envoyer quelques éclairciss</text:span><text:span text:style-name="T5">ts</text:span><text:span text:style-name="T6">.<text:line-break/>sur la population de Nancy ; on m'en a<text:line-break/>fait demander que j'ai remis a M. de Maisonneuve</text:span></text:p>
      <text:p text:style-name="P5"><text:span text:style-name="T6">M. le comte de Stainville arrive de Strasbourg.</text:span></text:p>
      <text:p text:style-name="P5"><text:span text:style-name="T6"/></text:p>
      <text:p text:style-name="P5"><text:span text:style-name="T6">15<text:line-break/><text:line-break/>M. de Riocourt Prem. Presid</text:span><text:span text:style-name="T5">t</text:span><text:span text:style-name="T6">. de la Ch. des C.<text:line-break/>part pour Paris, passant par Troyes. Il<text:line-break/>laissera m</text:span><text:span text:style-name="T5">e</text:span><text:span text:style-name="T6">. de Riocourt en Champagne,<text:line-break/>elle nourrit son dernier enfant.</text:span></text:p>
      <text:p text:style-name="P5"><text:span text:style-name="T6">La pluye a recommencé cette nuit.</text:span></text:p>
      <text:p text:style-name="P5"><text:span text:style-name="T6">M. De Vigneron, President à la Cour, part comme<text:line-break/>député pour Paris. Mort de Mad. de Malleloy.</text:span></text:p>
      <text:p text:style-name="P5"><text:span text:style-name="T6"/></text:p>
      <text:p text:style-name="P5"><text:span text:style-name="T6">16<text:line-break/><text:line-break/>M</text:span><text:span text:style-name="T5">rs</text:span><text:span text:style-name="T6">. Grandjean, bâtonnier des avocats, Olivier,<text:line-break/>Jaquemin et Husson, partent aussi comme<text:line-break/>députés de leur ordres.</text:span></text:p>
      <text:p text:style-name="P5"><text:span text:style-name="T6">Il a plu hier. La pluye a recommencé aujourdhui,</text:span></text:p>
      <text:p text:style-name="P9"><text:span text:style-name="T6">et on ne parle que de malheurs arrivés<text:line-break/>par les innondations subites de la Moselle<text:line-break/>et de nos autres rivieres. La route de Metz<text:line-break/>a été interceptée près de Corny, M. Friant<text:line-break/>P</text:span><text:span text:style-name="T5">r</text:span><text:span text:style-name="T6">. Du Roy a pensé y etre noyé. On dit que le <text:line-break/>carrosse de voiture a eu hier le meme accident<text:line-break/>et que le cocher a été noyé.</text:span></text:p>
      <text:p text:style-name="P6"><text:span text:style-name="T6">Aujoudhui à l'assemblée de l'hotel de ville<text:line-break/>M. de Maisonneuve a demandé une attestation<text:line-break/>au bas du mémoire que je lui avoit remis,<text:line-break/>nous l'avons signé.</text:span></text:p>
      <text:p text:style-name="P6"><text:span text:style-name="T6">J'ai reçu le serment d'un commis à l'exercice<text:line-break/>des droits de 2 frans par repas, du pié<text:line-break/>fourché &amp;</text:span><text:span text:style-name="T5">a</text:span><text:span text:style-name="T6">. et des nouveaux bédeaux de<text:line-break/>N. D. et de S. Epvre.</text:span></text:p>
      <text:p text:style-name="P6"><text:span text:style-name="T6">J'ai lû aujourdhui le memoire de plusieurs<text:line-break/>gentilshommes de Lorraines, sur le Parlm</text:span><text:span text:style-name="T5">t</text:span><text:span text:style-name="T6">.</text:span></text:p>
      <text:p text:style-name="P6"><text:span text:style-name="T6">Les marchands de nancy on député à Paris.</text:span></text:p>
      <text:p text:style-name="P6"><text:span text:style-name="T6"/></text:p>
      <text:p text:style-name="P6"><text:span text:style-name="T6">18<text:line-break/><text:line-break/>M. le Comte de Stainville part le matin<text:line-break/>pour Metz. M. le Comte de Guerchi<text:line-break/>arrive le soir.</text:span></text:p>
      <text:p text:style-name="P6"><text:span text:style-name="T6">M. Mathis, ancien Prevot de Boucquemont<text:line-break/>employé depuis longtems au réglement des<text:line-break/>des limitesde la Lorraine, avec les Princes<text:line-break/>voisins, est venu me voir aujourdhui. Il<text:line-break/>arrivoit de Versailles, où on vient de consommer<text:line-break/>déjà quelques échanges avec le Prince de<text:line-break/>Nassau.Le beau tems a succedé à la pluye</text:span></text:p>
      <text:p text:style-name="P11"><text:span text:style-name="T6">142</text:span></text:p>
      <text:p text:style-name="P6"><text:span text:style-name="T6">et on fait des foins.</text:span></text:p>
      <text:p text:style-name="P6"><text:span text:style-name="T6">J'ai vû la continuation de la ruine de la<text:line-break/>Malgrange, dont il ne restera presque rien.</text:span></text:p>
      <text:p text:style-name="P6"><text:span text:style-name="T6"/></text:p>
      <text:p text:style-name="P6"><text:span text:style-name="T6">19<text:line-break/><text:line-break/>On a commencé aujourdhui à abbatre les<text:line-break/>tilleuls des ramparts, qui seront remplacés<text:line-break/>en automne par des jeunes ornes, et des fresnes.</text:span></text:p>
      <text:p text:style-name="P6"><text:span text:style-name="T6"/></text:p>
      <text:p text:style-name="P6"><text:span text:style-name="T6">21<text:line-break/><text:line-break/>Grand chaud. Il etoit encore à 20 dég. À 6 h.<text:line-break/>du soir.</text:span></text:p>
      <text:p text:style-name="P6"><text:span text:style-name="T6">Mon jeune frere m'ecrit du 16 que ce n'est<text:line-break/>pas le moment de faire changer à nos pensions<text:line-break/>que j'aurai 1000</text:span><text:span text:style-name="T5">#</text:span><text:span text:style-name="T6">. et chacun de mes freres 1500</text:span><text:span text:style-name="T5">#</text:span><text:span text:style-name="T6">.</text:span></text:p>
      <text:p text:style-name="P6"><text:span text:style-name="T6"/></text:p>
      <text:p text:style-name="P6"><text:span text:style-name="T6">23<text:line-break/><text:line-break/>La pluye qui a recommencé hier continuë<text:line-break/>aujourdhui. Le vent change d'un moment à l'autre.</text:span></text:p>
      <text:p text:style-name="P6"><text:span text:style-name="T6">Assemblée particuliere de l'academie où etoient<text:line-break/>M</text:span><text:span text:style-name="T5">rs</text:span><text:span text:style-name="T6"> de Solignac, Thibault, André, de Tervenus,<text:line-break/>abbé Gautier, P. Husson, et Durival l'ainé. Il ne<text:line-break/>s'y est rien traité d'interessant. M. de Solignac<text:line-break/>a reparlé de M. le Bas qui sollicite une place<text:line-break/>dans l'academie, et de M. Marin, autre<text:line-break/>medecin, qui demande aussi d'en etre.</text:span></text:p>
      <text:p text:style-name="P6"><text:span text:style-name="T6">Hier le Prince de Hesse passa à Nancy<text:line-break/></text:span><text:span text:style-name="T9">venant de Metz. Il fut reçu chès M.<text:line-break/>le Comte de Stainville, où etoit M. de Guerchi.</text:span></text:p>
      <text:p text:style-name="P6"><text:span text:style-name="T9"/></text:p>
      <text:p text:style-name="P7"><text:span text:style-name="T6">26<text:line-break/><text:line-break/>Tems couvert, vent Sud-ouest 21 dég. de chaud.</text:span></text:p>
      <text:p text:style-name="P7"><text:span text:style-name="T6"/></text:p>
      <text:p text:style-name="P7"><text:span text:style-name="T6">29<text:line-break/><text:line-break/>Depart de M. de Guerchi.</text:span></text:p>
      <text:p text:style-name="P12"><text:span text:style-name="T6">30<text:line-break/><text:line-break/>M. Mique de Lunèville passe allant à<text:line-break/>Versailles.</text:span></text:p>
      <text:p text:style-name="P7"><text:span text:style-name="T6"/></text:p>
      <text:p text:style-name="P7"><text:span text:style-name="T6">31<text:line-break/><text:line-break/>Le lendemain M. de Lucé</text:span></text:p>
      <text:p text:style-name="P7"><text:span text:style-name="T6">J'envoye a mes freres, copie du memoire<text:line-break/>de 1738 sur le liquidation des Dettes de<text:line-break/>Lorraine.</text:span></text:p>
      <text:p text:style-name="P7"><text:span text:style-name="T6">L'allarme est grande à Nancy, sur de<text:line-break/>pretendus avis de Paris qu'il n'y aura<text:line-break/>point de Parlement que celui de Met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3ed8f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3ed8f"/>
    </style:style>
    <style:style style:name="MT4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juillet</text:span><text:tab/>176<text:span text:style-name="MT4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6:13:10.547680000</meta:creation-date>
    <dc:date>2016-01-23T17:39:39.107638000</dc:date>
    <meta:editing-duration>PT18M45S</meta:editing-duration>
    <meta:editing-cycles>2</meta:editing-cycles>
    <meta:generator>LibreOffice/5.0.4.2$MacOSX_X86_64 LibreOffice_project/2b9802c1994aa0b7dc6079e128979269cf95bc78</meta:generator>
    <meta:document-statistic meta:table-count="0" meta:image-count="0" meta:object-count="0" meta:page-count="6" meta:paragraph-count="49" meta:word-count="1027" meta:character-count="5654" meta:non-whitespace-character-count="4655"/>
  </office:meta>
</office:document-meta>
</file>